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6198"/>
    </style:style>
    <style:style style:name="P2" style:family="paragraph" style:parent-style-name="Standard">
      <style:text-properties officeooo:rsid="000b6198" officeooo:paragraph-rsid="000b6198"/>
    </style:style>
    <style:style style:name="T1" style:family="text">
      <style:text-properties officeooo:rsid="000b619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../io_redirection"/>
        <text:p text:style-name="Text_20_body"/>
      </text:section>
      <text:p text:style-name="Standard">simran@simran-Lenovo-IdeaPad-S145-15IWL:~/Desktop/lsp/io_redirection _addition$ gcc main.c -o myexe</text:p>
      <text:p text:style-name="Standard">simran@simran-Lenovo-IdeaPad-S145-15IWL:~/Desktop/lsp/io_redirection _addition$ ./myexe &lt; input.txt &gt; output.txt</text:p>
      <text:p text:style-name="Standard">simran@simran-Lenovo-IdeaPad-S145-15IWL:~/Desktop/lsp/io_redirection _addition$ ./myexe &lt; input.txt &gt;&gt; output.tx<text:span text:style-name="T1">t</text:span></text:p>
      <text:p text:style-name="P1">simran@simran-Lenovo-IdeaPad-S145-15IWL:~/Desktop/lsp/io_redirection _addition$ ./myexe &lt; input.txt &gt;&gt; output.txt <text:span text:style-name="T1">2&gt; error.txt</text:span></text:p>
      <text:p text:style-name="P1"/>
      <text:p text:style-name="P1"/>
      <text:p text:style-name="P1"/>
      <text:p text:style-name="Standard">&gt;&gt; is used to concatenat data.....that is to append data in file</text:p>
      <text:p text:style-name="P2">2&gt; to create error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19:32:59.145493725</meta:creation-date>
    <dc:date>2020-09-27T23:24:15.604588978</dc:date>
    <meta:editing-duration>PT3H40M4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6" meta:character-count="537" meta:non-whitespace-character-count="497"/>
  </office:meta>
</office:document-meta>
</file>